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Georgia1" svg:font-family="Georgia" style:font-family-generic="system" style:font-pitch="variable"/>
    <style:font-face style:name="Liberation Serif" svg:font-family="'Liberation Serif', 'Times New Roman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2" style:family="paragraph" style:parent-style-name="Standard">
      <style:text-properties fo:color="#008000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8000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color="#222222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.1945in" fo:margin-bottom="0.1945in" loext:contextual-spacing="false" fo:line-height="100%" fo:text-align="end" style:justify-single-word="false" style:writing-mode="rl-tb"/>
    </style:style>
    <style:style style:name="P7" style:family="paragraph" style:parent-style-name="Standard">
      <style:paragraph-properties fo:margin-top="0.1945in" fo:margin-bottom="0.1945in" loext:contextual-spacing="false" fo:line-height="100%" fo:text-align="end" style:justify-single-word="false" style:writing-mode="rl-tb"/>
      <style:text-properties fo:color="#222222"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.0543in" fo:margin-bottom="0.1402in" loext:contextual-spacing="false" fo:line-height="100%"/>
    </style:style>
    <style:style style:name="P9" style:family="paragraph" style:parent-style-name="Standard">
      <style:paragraph-properties fo:margin-top="0.0543in" fo:margin-bottom="0.1402in" loext:contextual-spacing="false" fo:line-height="100%" fo:text-align="end" style:justify-single-word="false" style:writing-mode="rl-tb"/>
      <style:text-properties fo:color="#222222" fo:font-size="12pt" fo:font-weight="bold" officeooo:rsid="00078ac3" officeooo:paragraph-rsid="00078ac3" style:font-size-asian="12pt" style:font-weight-asian="bold" style:font-size-complex="12pt"/>
    </style:style>
    <style:style style:name="P10" style:family="paragraph" style:parent-style-name="Standard">
      <style:paragraph-properties fo:text-align="end" style:justify-single-word="false" style:writing-mode="rl-tb"/>
    </style:style>
    <style:style style:name="P11" style:family="paragraph" style:parent-style-name="Heading_20_2">
      <style:paragraph-properties fo:text-align="end" style:justify-single-word="false" style:writing-mode="rl-tb"/>
    </style:style>
    <style:style style:name="P12" style:family="paragraph" style:parent-style-name="Heading_20_2">
      <style:paragraph-properties fo:margin-left="0in" fo:margin-right="0.5in" fo:margin-top="0in" fo:margin-bottom="0.1402in" loext:contextual-spacing="true" fo:line-height="100%" fo:text-align="end" style:justify-single-word="false" fo:text-indent="0in" style:auto-text-indent="false" style:writing-mode="rl-tb"/>
    </style:style>
    <style:style style:name="P1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weight="bold" style:font-weight-asian="bold" style:font-weight-complex="bold"/>
    </style:style>
    <style:style style:name="P14" style:family="paragraph" style:parent-style-name="ללא_20_מרווח">
      <style:paragraph-properties fo:text-align="end" style:justify-single-word="false"/>
      <style:text-properties fo:color="#008000"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Text_20_body" style:master-page-name="Standard">
      <style:paragraph-properties fo:margin-left="0in" fo:margin-right="0in" fo:margin-top="0in" fo:margin-bottom="0.1402in" loext:contextual-spacing="false" fo:line-height="100%" fo:text-align="center" style:justify-single-word="false" fo:text-indent="0in" style:auto-text-indent="false" style:page-number="1" style:writing-mode="rl-tb"/>
    </style:style>
    <style:style style:name="P16" style:family="paragraph" style:parent-style-name="Standard">
      <style:paragraph-properties fo:margin-top="0.1945in" fo:margin-bottom="0.1945in" loext:contextual-spacing="false" fo:line-height="100%" fo:text-align="end" style:justify-single-word="false" style:writing-mode="rl-tb"/>
      <style:text-properties fo:color="#222222" fo:font-size="12pt" fo:font-weight="bold" officeooo:paragraph-rsid="000a66a4" style:font-size-asian="12pt" style:font-weight-asian="bold" style:font-size-complex="12pt"/>
    </style:style>
    <style:style style:name="T1" style:family="text">
      <style:text-properties fo:color="#1f4e79" style:font-name="Arial" fo:font-size="10pt" fo:font-weight="bold" style:font-size-asian="10pt" style:font-weight-asian="bold" style:font-size-complex="10pt"/>
    </style:style>
    <style:style style:name="T2" style:family="text">
      <style:text-properties fo:color="#1f4e79" style:font-name="Arial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1f4e79" style:font-name="Arial" fo:font-size="10pt" fo:font-weight="bold" style:font-name-asian="Liberation Serif" style:font-size-asian="10pt" style:font-weight-asian="bold" style:font-size-complex="10pt"/>
    </style:style>
    <style:style style:name="T4" style:family="text">
      <style:text-properties fo:color="#1f4e79" style:font-name="Arial" fo:font-size="10pt" fo:language="he" fo:country="IL" fo:font-weight="bold" style:font-size-asian="10pt" style:font-weight-asian="bold" style:font-size-complex="10pt"/>
    </style:style>
    <style:style style:name="T5" style:family="text">
      <style:text-properties fo:color="#1f4e79" style:font-name="Arial" fo:font-size="10pt" fo:language="he" fo:country="IL" fo:font-weight="bold" officeooo:rsid="0005b795" style:font-size-asian="10pt" style:font-weight-asian="bold" style:font-size-complex="10pt"/>
    </style:style>
    <style:style style:name="T6" style:family="text">
      <style:text-properties fo:color="#1f4e79" style:font-name="Arial" fo:font-size="10pt" fo:language="he" fo:country="IL" fo:font-weight="bold" officeooo:rsid="0005b795" style:font-size-asian="10pt" style:font-weight-asian="bold" style:font-name-complex="Arial1" style:font-size-complex="10pt"/>
    </style:style>
    <style:style style:name="T7" style:family="text">
      <style:text-properties fo:color="#1f4e79" fo:font-size="10pt" fo:font-weight="bold" style:font-size-asian="10pt" style:font-weight-asian="bold" style:font-name-complex="Arial1" style:font-size-complex="10pt"/>
    </style:style>
    <style:style style:name="T8" style:family="text">
      <style:text-properties fo:color="#1f4e79" fo:font-size="10pt" fo:font-weight="bold" style:font-size-asian="10pt" style:font-weight-asian="bold" style:font-name-complex="Arial1" style:font-size-complex="10pt" style:font-weight-complex="bold"/>
    </style:style>
    <style:style style:name="T9" style:family="text">
      <style:text-properties fo:color="#1f4e79" fo:font-size="10pt" fo:language="he" fo:country="IL" fo:font-weight="bold" style:font-size-asian="10pt" style:font-weight-asian="bold" style:font-name-complex="Arial1" style:font-size-complex="10pt"/>
    </style:style>
    <style:style style:name="T10" style:family="text">
      <style:text-properties fo:color="#1f4e79" fo:font-size="10pt" fo:language="he" fo:country="IL" fo:font-weight="bold" style:font-size-asian="10pt" style:font-weight-asian="bold" style:font-name-complex="Arial1" style:font-size-complex="10pt" style:font-weight-complex="bold"/>
    </style:style>
    <style:style style:name="T11" style:family="text">
      <style:text-properties fo:color="#1f4e79" fo:font-size="10pt" fo:language="he" fo:country="IL" fo:font-weight="bold" style:font-size-asian="10pt" style:font-weight-asian="bold" style:font-size-complex="10pt"/>
    </style:style>
    <style:style style:name="T12" style:family="text">
      <style:text-properties fo:color="#222222" fo:font-size="12pt" fo:font-weight="bold" style:font-size-asian="12pt" style:font-weight-asian="bold" style:font-size-complex="12pt"/>
    </style:style>
    <style:style style:name="T13" style:family="text">
      <style:text-properties fo:color="#222222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222222" fo:font-size="12pt" fo:font-weight="bold" style:font-size-asian="12pt" style:font-weight-asian="bold" style:font-size-complex="12pt" style:font-weight-complex="normal"/>
    </style:style>
    <style:style style:name="T15" style:family="text">
      <style:text-properties fo:color="#222222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color="#222222" fo:font-size="12pt" style:font-size-asian="12pt" style:font-size-complex="12pt"/>
    </style:style>
    <style:style style:name="T17" style:family="text">
      <style:text-properties fo:color="#0000ff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1pt" style:font-size-asian="11pt" style:font-size-complex="11pt" style:font-weight-complex="bold"/>
    </style:style>
    <style:style style:name="T20" style:family="text">
      <style:text-properties fo:font-size="11pt" fo:font-weight="normal" style:font-size-asian="11pt" style:font-weight-asian="normal" style:font-size-complex="11pt"/>
    </style:style>
    <style:style style:name="T21" style:family="text">
      <style:text-properties fo:color="#000000"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22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23" style:family="text">
      <style:text-properties style:font-name="Times New Roman" fo:font-size="12pt" fo:font-style="italic" fo:font-weight="bold" style:font-name-asian="Calibri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08d963"/>
    </style:style>
    <style:style style:name="T26" style:family="text">
      <style:text-properties officeooo:rsid="00097c21"/>
    </style:style>
    <style:style style:name="T27" style:family="text">
      <style:text-properties officeooo:rsid="000a66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אוניברסיטת</text:span><text:span text:style-name="T3"> </text:span><text:span text:style-name="T1">אריאל</text:span><text:span text:style-name="T7">, <text:s text:c="3"/></text:span><text:span text:style-name="T1">המחלקה</text:span><text:span text:style-name="T3"> </text:span><text:span text:style-name="T1">למדעי</text:span><text:span text:style-name="T3"> </text:span><text:span text:style-name="T1">המחשב</text:span><text:span text:style-name="T7"><text:line-break/></text:span><text:span text:style-name="T1">קורס</text:span><text:span text:style-name="T7">: </text:span><text:span text:style-name="T2">מבנה זיכרון ושפת </text:span><text:span text:style-name="T8">c++</text:span><text:span text:style-name="T7">, </text:span><text:span text:style-name="T1">מספר</text:span><text:span text:style-name="T7">: </text:span><text:span text:style-name="T8">7027810</text:span><text:span text:style-name="T10"><text:line-break/></text:span><text:span text:style-name="T4">מרצים</text:span><text:span text:style-name="T9">: </text:span><text:span text:style-name="T4">ד</text:span><text:span text:style-name="T9">"</text:span><text:span text:style-name="T4">ר אראל סגל</text:span><text:span text:style-name="T9">-</text:span><text:span text:style-name="T4">הלוי</text:span><text:span text:style-name="T9">, </text:span><text:span text:style-name="T6">חרות סטרמן</text:span><text:span text:style-name="T11"><text:line-break/></text:span><text:span text:style-name="T4">מתרגלים</text:span><text:span text:style-name="T9">: </text:span><text:span text:style-name="T4">חרות סטרמן</text:span><text:span text:style-name="T9">, </text:span><text:span text:style-name="T4">גיל לוי</text:span><text:span text:style-name="T9">, </text:span><text:span text:style-name="T4">אריה יטיב</text:span><text:span text:style-name="T5">, מאיר יעקביאן, עוז מעתוק</text:span><text:span text:style-name="T9"><text:line-break/></text:span><text:span text:style-name="T4">שנת לימודים</text:span><text:span text:style-name="T9">: </text:span><text:span text:style-name="T4">ה’תשע</text:span><text:span text:style-name="T9">"</text:span><text:span text:style-name="T4">ח</text:span><text:span text:style-name="T9"><text:line-break/></text:span><text:span text:style-name="T4">שעות שיעור שבועיות</text:span><text:span text:style-name="T9">: 3<text:line-break/></text:span><text:span text:style-name="T4">שעות תירגול שבועיות</text:span><text:span text:style-name="T9">: 2</text:span></text:p>
      <text:h text:style-name="P11" text:outline-level="2">מטרת הקורס</text:h>
      <text:p text:style-name="P7">לאמן את הסטודנטים בתיכנות בשפה קשה ומסובכת במיוחד - שפת ++C. שפה הכוללת פרדיגמות שונות - תיכנות פרוצדורלי, מונחה-עצמים ופונקציונלי. שפה הדורשת ניהול ידני של משאבי הזיכרון. הקורס יתייחס לשפת ++C כולל <text:span text:style-name="T26">התקנים</text:span> החדשים (11, 14, 17).</text:p>
      <text:p text:style-name="P7">כמו כן, הקורס יאמן את התלמידים בעבודה בסיסית בסביבות לינוקס וגיטהאב, עמידה בלוחות זמנים, והתמודדות עם תקלות לא צפויות.</text:p>
      <text:h text:style-name="P11" text:outline-level="2">דרישות קדם</text:h>
      <text:p text:style-name="P16">הקורס מיועד לסטודנטים בעלי ניסיון בתיכנות בשפת C, שפת Java, ותיכנות מונחה עצמים.<text:span text:style-name="T27"> כמו כן, המטלות יוגשו ב-GitHub ולכן דרוש ידע בסיסי ב-git.</text:span></text:p>
      <text:h text:style-name="P11" text:outline-level="2">נושאי הקורס בחלוקה לשבועות</text:h>
      <text:p text:style-name="P6"><text:span text:style-name="T13">שבוע 1</text:span><text:span text:style-name="T12">: הכרות, הבדלים בין c++ ל-c. </text:span><text:span text:style-name="T14"><text:s text:c="2"/></text:span><text:span text:style-name="T12">הבדלים בין c++ ל-Java. קומפילציה לאסמבלי. עבודה בלינוקס. <text:s/></text:span><text:span text:style-name="T14">שיטות inline.</text:span></text:p>
      <text:p text:style-name="P6"><text:span text:style-name="T13">שבוע 2</text:span><text:span text:style-name="T12">: מחלקות: בנאי ומפרק. סדר בניה ופירוק. בנאי בלי פרמטרים. דליפות זיכרון. </text:span><text:span text:style-name="T15">new, delete</text:span><text:span text:style-name="T12">. </text:span></text:p>
      <text:p text:style-name="P6"><text:span text:style-name="T13">שבוע 3</text:span><text:span text:style-name="T12">: הרכבת מחלקות. רשימת אתחול. <text:s/>רפרנסים. העברת פרמטרים לפי ערך פוינטר או רפרנס. </text:span><text:span text:style-name="T15">הגדרת מתודות כ"קבועות", const, mutable. </text:span><text:span text:style-name="T14">בנאי מעתיק. </text:span></text:p>
      <text:p text:style-name="P6"><text:span text:style-name="T13">שבוע 4</text:span><text:span text:style-name="T12">: </text:span><text:span text:style-name="T14">העמסת אופרטורים, מחלקות חברות, אופרטור השמה. <text:s/>בנאי ממיר, אופרטור המרה. המרות מפורשות (explicit). פונקטורים.</text:span></text:p>
      <text:p text:style-name="P6"><text:span text:style-name="T13">שבוע 5</text:span><text:span text:style-name="T12">:</text:span><text:span text:style-name="T15"> </text:span><text:span text:style-name="T14">ירושה, סדר בניה והריסה בירושה והרכבה, רשימות איתחול. הרשאות גישה, הסתרת פונקציות, ירושה מרובה. ירושת יהלום, ירושה וירטואלית.</text:span></text:p>
      <text:p text:style-name="P6"><text:span text:style-name="T13">שבוע 6</text:span><text:span text:style-name="T12">: פולימורפיזם, טבלת שיטות וירטואליות, עלות ותועלת. object slicing. </text:span></text:p>
      <text:p text:style-name="P6"><text:span text:style-name="T13">שבוע 7</text:span><text:span text:style-name="T12">: שיטות וירטואליות טהורות - השוואה ל-interface של ג'אבה.</text:span></text:p>
      <text:p text:style-name="P6"><text:span text:style-name="T13">שבוע 8</text:span><text:span text:style-name="T12">: <text:s/>RTTI. <text:s/>השלכה - static_cast, const_cast. <text:s text:c="2"/></text:span></text:p>
      <text:p text:style-name="P6"><text:soft-page-break/><text:span text:style-name="T13">שבוע 9</text:span><text:span text:style-name="T12">: תבניות - </text:span><text:span text:style-name="T15">template</text:span><text:span text:style-name="T12">. </text:span></text:p>
      <text:p text:style-name="P6"><text:span text:style-name="T13">שבוע 10</text:span><text:span text:style-name="T12">: </text:span><text:span text:style-name="T15">הספריה הסטנדרטית. <text:s/>מיכלים - וקטור, קבוצה, מפה. <text:s text:c="2"/>אובייקטים של פונקציות.</text:span></text:p>
      <text:p text:style-name="P6"><text:span text:style-name="T13">שבוע 11</text:span><text:span text:style-name="T12">: נושאים מתקדמים לפי הזמן שיישאר.</text:span></text:p>
      <text:p text:style-name="P6"><text:span text:style-name="T13">שבוע 12</text:span><text:span text:style-name="T12">: נושאים מתקדמים לפי הזמן שיישאר.</text:span></text:p>
      <text:p text:style-name="P6"><text:span text:style-name="T13">שבוע 13</text:span><text:span text:style-name="T12">: סיכום וחזרה למבחן</text:span></text:p>
      <text:h text:style-name="P12" text:outline-level="2">ציון ותרגילים</text:h>
      <text:p text:style-name="P9">20% מטלות<text:span text:style-name="T25"> - תהיה מטלה כל שבוע-שבועיים.</text:span></text:p>
      <text:p text:style-name="P9">80% בחינה סופית בכתב.</text:p>
      <text:h text:style-name="P12" text:outline-level="2">חומר עזר ברשת</text:h>
      <text:p text:style-name="P8"><text:span text:style-name="T12">1. </text:span><text:span text:style-name="T17">http://en.cppreference.com/w/</text:span></text:p>
      <text:p text:style-name="P8"><text:span text:style-name="T12">2. </text:span><text:span text:style-name="T17">http://www.cplusplus.com/</text:span></text:p>
      <text:p text:style-name="P8"><text:span text:style-name="T12">3. </text:span><text:span text:style-name="T17">http://isocpp.org/</text:span></text:p>
      <text:p text:style-name="P13">ספרים:</text:p>
      <text:h text:style-name="Heading_20_1" text:outline-level="1"><text:bookmark text:name="title"/><text:bookmark text:name="productTitle"/><text:span text:style-name="T19">1. <text:s/></text:span><text:span text:style-name="T20">C++17 STL Cookbook: Discover the latest enhancements to functional programming and lambda expressions. <text:s text:c="3"/>by Jacek Galowicz. Paperback, June 28, 2017</text:span><text:span text:style-name="T19">. <text:s text:c="3"/></text:span><text:a xlink:type="simple" xlink:href="http://a.co/7q4yXwY" text:style-name="Internet_20_link" text:visited-style-name="Visited_20_Internet_20_Link"><text:span text:style-name="T19">http://a.co/7q4yXwY</text:span></text:a></text:h>
      <text:p text:style-name="Standard"><text:span text:style-name="T21">לצפייה בספר אלקטרוני לחץ </text:span><text:a xlink:type="simple" xlink:href="https://ebookcentral.proquest.com/lib/ariel-ebooks/detail.action?docID=4891267" text:style-name="Internet_20_link" text:visited-style-name="Visited_20_Internet_20_Link"><text:span text:style-name="T22">כאן</text:span></text:a></text:p>
      <text:p text:style-name="P14">ספר בפורמט אלקטרוני נמצא במאגרי מידע, ספרים אלקטרוניים, <text:s/>מאגר eBook Central</text:p>
      <text:p text:style-name="P2"/>
      <text:p text:style-name="Standard"><text:span text:style-name="T18">2. </text:span>Mastering the C++17 STL: Make full use of the standard library components in C++17 Paperback, September 28, 2017. <text:s text:c="3"/><text:a xlink:type="simple" xlink:href="http://a.co/86BmYbN" text:style-name="Internet_20_link" text:visited-style-name="Visited_20_Internet_20_Link"><text:span text:style-name="T18">http://a.co/86BmYbN</text:span></text:a></text:p>
      <text:p text:style-name="Standard"><text:span text:style-name="T21">לצפייה בספר אלקטרוני לחץ </text:span><text:a xlink:type="simple" xlink:href="https://ebookcentral.proquest.com/lib/ariel-ebooks/detail.action?docID=5064688" text:style-name="Internet_20_link" text:visited-style-name="Visited_20_Internet_20_Link"><text:span text:style-name="T22">כאן</text:span></text:a></text:p>
      <text:p text:style-name="P14">ספר בפורמט אלקטרוני נמצא במאגרי מידע, ספרים אלקטרוניים, <text:s/>מאגר eBook Central</text:p>
      <text:p text:style-name="P2"/>
      <text:p text:style-name="Standard"><text:span text:style-name="T18">3. </text:span><text:span text:style-name="Strong_20_Emphasis"><text:span text:style-name="T24">Clean C++: Sustainable Software Development Patterns and Best Practices with C++ 17. </text:span></text:span><text:line-break/>by Stephan Roth. <text:s text:c="3"/>Paperback, September 29, 2017. <text:s text:c="3"/><text:bookmark-start text:name="__DdeLink__229_118636882"/><text:a xlink:type="simple" xlink:href="http://a.co/8cSZ8Mw" text:style-name="Internet_20_link" text:visited-style-name="Visited_20_Internet_20_Link"><text:span text:style-name="T18">h</text:span></text:a><text:bookmark-end text:name="__DdeLink__229_118636882"/><text:a xlink:type="simple" xlink:href="http://a.co/8cSZ8Mw" text:style-name="Internet_20_link" text:visited-style-name="Visited_20_Internet_20_Link"><text:span text:style-name="T18">ttp://a.co/8cSZ8Mw</text:span></text:a></text:p>
      <text:p text:style-name="Standard"><text:span text:style-name="T23">לצפייה בספר אלקטרוני לחץ </text:span><text:a xlink:type="simple" xlink:href="https://link.springer.com/book/10.1007%2F978-1-4842-2793-0" text:style-name="Internet_20_link" text:visited-style-name="Visited_20_Internet_20_Link"><text:span text:style-name="T23">כאן</text:span></text:a><text:span text:style-name="T23"> </text:span></text:p>
      <text:p text:style-name="P14">ספר בפורמט אלקטרוני נמצא במאגרי מידע, ספרים אלקטרוניים, <text:s/>מאגר Springer</text:p>
      <text:p text:style-name="P3"/>
      <text:p text:style-name="P4"/>
      <text:p text:style-name="Standard"><text:span text:style-name="T18">4. </text:span><text:span text:style-name="Strong_20_Emphasis"><text:span text:style-name="T24">Beginning C++ Game Programming. <text:s text:c="4"/>by John Horton. <text:s/>Paperback, October 07, 2016.</text:span></text:span><text:line-break/>by John Horton <text:s text:c="5"/><text:a xlink:type="simple" xlink:href="http://a.co/5qOAcPd" text:style-name="Internet_20_link" text:visited-style-name="Visited_20_Internet_20_Link"><text:span text:style-name="T18">http://a.co/5qOAcPd</text:span></text:a></text:p>
      <text:p text:style-name="Standard"><text:span text:style-name="T21">לצפייה בספר אלקטרוני לחץ </text:span><text:a xlink:type="simple" xlink:href="https://ebookcentral.proquest.com/lib/ariel-ebooks/detail.action?docID=4722699" text:style-name="Internet_20_link" text:visited-style-name="Visited_20_Internet_20_Link"><text:span text:style-name="T22">כאן</text:span></text:a></text:p>
      <text:p text:style-name="P14"><text:soft-page-break/>ספר בפורמט אלקטרוני נמצא במאגרי מידע, ספרים אלקטרוניים, <text:s/>מאגר eBook Central</text:p>
      <text:p text:style-name="P1"/>
      <text:p text:style-name="Standard"><text:span text:style-name="T18">5. <text:s/></text:span><text:span text:style-name="T16">Effective Modern C++: 42 Specific Ways to Improve Your Use of C++11 and C++14 1st Edition. <text:s text:c="3"/>by Scott Meyers. <text:s text:c="7"/></text:span><text:span text:style-name="T13">http://a.co/dicb7nV</text:span></text:p>
      <text:p text:style-name="P5">קיים ספר אלקטרוני, יש לקנות גם ספר מודפס לטובת סטודנטים עם קשיי ראיה.</text:p>
      <text:p text:style-name="Standard"><text:span text:style-name="T23">לצפייה בספר אלקטרוני לחץ </text:span><text:a xlink:type="simple" xlink:href="https://ebookcentral.proquest.com/lib/ariel-ebooks/detail.action?docID=1839836" text:style-name="Internet_20_link" text:visited-style-name="Visited_20_Internet_20_Link"><text:span text:style-name="T23">כאן</text:span></text:a><text:span text:style-name="T23"> </text:span></text:p>
      <text:p text:style-name="P14">ספר בפורמט אלקטרוני נמצא במאגרי מידע, ספרים אלקטרוניים, <text:s/>מאגר eBook Central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Georgia1" svg:font-family="Georgia" style:font-family-generic="system" style:font-pitch="variable"/>
    <style:font-face style:name="Liberation Serif" svg:font-family="'Liberation Serif', 'Times New Roman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en" fo:country="US" style:letter-kerning="true" style:font-name-asian="Arial1" style:font-size-asian="10pt" style:language-asian="en" style:country-asian="US" style:font-name-complex="Arial1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Arial" fo:font-size="11pt" fo:language="en" fo:country="US" style:letter-kerning="true" style:font-name-asian="Arial1" style:font-size-asian="10pt" style:language-asian="en" style:country-asian="US" style:font-name-complex="Arial1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he" style:country-complex="IL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Nachlieli CLM" style:font-family-complex="'Nachlieli CLM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achlieli CLM" style:font-family-complex="'Nachlieli CLM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loext:contextual-spacing="tru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loext:contextual-spacing="tru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tru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tru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tru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tru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tru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tru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ללא_20_מרווח" style:display-name="ללא מרווח" style:family="paragraph" style:default-outline-level="">
      <style:paragraph-properties fo:margin-left="0in" fo:margin-right="0in" fo:text-align="end" style:justify-single-word="false" fo:orphans="2" fo:widows="2" fo:text-indent="0in" style:auto-text-indent="false" style:writing-mode="rl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0% 100%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0" style:display-name="ListLabel 10" style:family="text">
      <style:text-properties style:text-position="0% 100%" fo:font-size="12pt" style:font-size-asian="12pt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text-position="0% 100%" fo:font-size="12pt" style:font-size-asian="12pt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3:42:00</meta:creation-date>
    <dc:language>en-US</dc:language>
    <dc:date>2018-04-25T17:06:02.287340750</dc:date>
    <meta:editing-cycles>147</meta:editing-cycles>
    <meta:editing-duration>PT3H33M52S</meta:editing-duration>
    <meta:generator>LibreOffice/5.1.6.2$Linux_X86_64 LibreOffice_project/10m0$Build-2</meta:generator>
    <meta:document-statistic meta:table-count="0" meta:image-count="0" meta:object-count="0" meta:page-count="3" meta:paragraph-count="44" meta:word-count="494" meta:character-count="3253" meta:non-whitespace-character-count="2738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